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e61" officeooo:paragraph-rsid="000b5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P 4</text:p>
      <text:p text:style-name="P1"/>
      <text:p text:style-name="P1">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ämper</meta:initial-creator>
    <meta:creation-date>2016-06-21T12:21:42.321682236</meta:creation-date>
    <meta:generator>LibreOffice/4.2.7.2$Linux_X86_64 LibreOffice_project/420m0$Build-2</meta:generator>
    <dc:date>2016-06-21T12:22:18.101329666</dc:date>
    <dc:creator>Jan Kämper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7" meta:non-whitespace-character-count="6"/>
  </office:meta>
</office:document-meta>
</file>